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F000001003090F5D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middle" style:vertical-rel="pag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3" text:anchor-type="page" text:anchor-page-number="1" svg:width="4.3335in" svg:height="2.6701in" draw:z-index="0">
        <draw:image xlink:href="Pictures/100002010000019F000001003090F5D2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3in" fo:page-height="2.7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3T20:27:34.43</meta:creation-date>
    <dc:date>2013-11-13T20:30:23.37</dc:date>
    <dc:creator>Jeremy Hansen</dc:creator>
    <meta:editing-duration>PT55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1" meta:paragraph-count="0" meta:word-count="0" meta:character-count="0"/>
  </office:meta>
</office:document-meta>
</file>